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2.558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1.919cm"/>
    </style:style>
    <style:style style:name="co13" style:family="table-column">
      <style:table-column-properties fo:break-before="auto" style:column-width="2.03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1.947cm"/>
    </style:style>
    <style:style style:name="co17" style:family="table-column">
      <style:table-column-properties fo:break-before="auto" style:column-width="1.586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5" table:default-cell-style-name="Default"/>
        <table:table-column table:style-name="co17" table:default-cell-style-name="Default"/>
        <table:table-row table:style-name="ro1">
          <table:table-cell office:value-type="string">
            <text:p>goalTime</text:p>
          </table:table-cell>
          <table:table-cell office:value-type="string">
            <text:p>Chelsea</text:p>
          </table:table-cell>
          <table:table-cell office:value-type="string">
            <text:p>ManCity</text:p>
          </table:table-cell>
          <table:table-cell office:value-type="string">
            <text:p>Arsenal</text:p>
          </table:table-cell>
          <table:table-cell office:value-type="string">
            <text:p>ManUtd</text:p>
          </table:table-cell>
          <table:table-cell office:value-type="string">
            <text:p>Spurs</text:p>
          </table:table-cell>
          <table:table-cell office:value-type="string">
            <text:p>Liverpool</text:p>
          </table:table-cell>
          <table:table-cell office:value-type="string">
            <text:p>Southampton</text:p>
          </table:table-cell>
          <table:table-cell office:value-type="string">
            <text:p>Swansea</text:p>
          </table:table-cell>
          <table:table-cell office:value-type="string">
            <text:p>Stoke</text:p>
          </table:table-cell>
          <table:table-cell office:value-type="string">
            <text:p>CrystalPalace</text:p>
          </table:table-cell>
          <table:table-cell office:value-type="string">
            <text:p>Everton</text:p>
          </table:table-cell>
          <table:table-cell office:value-type="string">
            <text:p>WestHam</text:p>
          </table:table-cell>
          <table:table-cell office:value-type="string">
            <text:p>WestBrom</text:p>
          </table:table-cell>
          <table:table-cell office:value-type="string">
            <text:p>Leicester</text:p>
          </table:table-cell>
          <table:table-cell office:value-type="string">
            <text:p>Newcastle</text:p>
          </table:table-cell>
          <table:table-cell office:value-type="string">
            <text:p>Sunderland</text:p>
          </table:table-cell>
          <table:table-cell office:value-type="string">
            <text:p>AstonVilla</text:p>
          </table:table-cell>
          <table:table-cell office:value-type="string">
            <text:p>Bournemouth</text:p>
          </table:table-cell>
          <table:table-cell office:value-type="string">
            <text:p>Watford</text:p>
          </table:table-cell>
          <table:table-cell office:value-type="string">
            <text:p>Norwich</text:p>
          </table:table-cell>
        </table:table-row>
        <table:table-row table:style-name="ro1">
          <table:table-cell office:value-type="string">
            <text:p>2015-08-08 12:44: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8 12:44:59</text:p>
          </table:table-cell>
          <table:table-cell table:number-columns-repeated="20" office:value-type="float" office:value="20">
            <text:p>20</text:p>
          </table:table-cell>
        </table:table-row>
        <table:table-row table:style-name="ro1">
          <table:table-cell office:value-type="string">
            <text:p>2015-08-08 12:45:0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number-columns-repeated="15" office:value-type="float" office:value="20">
            <text:p>20</text:p>
          </table:table-cell>
        </table:table-row>
        <table:table-row table:style-name="ro1">
          <table:table-cell office:value-type="string">
            <text:p>2015-08-08 13:06:35</text:p>
          </table:table-cell>
          <table:table-cell table:number-columns-repeated="3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5" office:value-type="float" office:value="19">
            <text:p>19</text:p>
          </table:table-cell>
        </table:table-row>
        <table:table-row table:style-name="ro1">
          <table:table-cell office:value-type="string">
            <text:p>2015-08-08 15:00:00</text:p>
          </table:table-cell>
          <table:table-cell table:number-columns-repeated="3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5" office:value-type="float" office:value="9">
            <text:p>9</text:p>
          </table:table-cell>
        </table:table-row>
        <table:table-row table:style-name="ro1">
          <table:table-cell office:value-type="string">
            <text:p>2015-08-08 15:10:19</text:p>
          </table:table-cell>
          <table:table-cell table:number-columns-repeated="3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string">
            <text:p>2015-08-08 15:13:00</text:p>
          </table:table-cell>
          <table:table-cell table:number-columns-repeated="3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8-08 15:17:46</text:p>
          </table:table-cell>
          <table:table-cell table:number-columns-repeated="3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4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8-08 15:24:28</text:p>
          </table:table-cell>
          <table:table-cell table:number-columns-repeated="3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4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8-08 15:38:03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08 16:05:21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08 16:16:44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8 16:22:13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08 16:24:29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08-08 16:27:07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08-08 16:28:02</text:p>
          </table:table-cell>
          <table:table-cell table:number-columns-repeated="3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4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08-08 16:30:25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08-08 16:37:54</text:p>
          </table:table-cell>
          <table:table-cell table:number-columns-repeated="3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4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08-08 16:40:56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08-08 16:49:59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8 17:30:00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8 17:52:09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8 17:58:18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8 17:59:48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8 18:41:2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9 13:30: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9 13:53:5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9 14:11:5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9 14:12:4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9 14:34:0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15-08-09 14:41: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09 15:05:0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09 16:00:0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09 17:40:4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10 20:00:0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10 20:08: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5-08-10 20:23:3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0 21:13:3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4 19:45: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4 20:13: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5 12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5 13:06: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5 13:29:0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5 14:26: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08-15 15:00:0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08-15 15:08:4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08-15 15:18:2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08-15 15:25:3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15 15:26:3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15 15:36:5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5 15:37:2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15 15:46:2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5 16:07:5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5 16:12:2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08-15 16:14:4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8-15 16:34:0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8-15 16:38:3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8-15 16:45:3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3:30: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3:45:0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3:57:0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4:40:0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6:00: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6:31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7:37: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6 17:43: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7 20:00: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17 20:25: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22 12:45: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22 15:00: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22 15:10: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2 15:10:3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2 15:27: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5:47:0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05:3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10:3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22 16:18:4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22 16:23:4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27:0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32:5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37: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37:2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38:4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40:1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2 16:43: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3:30: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3:49: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3:59:0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4:04:5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4:11:4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4:44:5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6:00: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7:17: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3 17:46: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4 20:00: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8-29 12:45: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29 13:52: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8-29 15:00: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9 15:02: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9 15:07: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9 15:10: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9 15:23: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8-29 15:28: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8-29 15:40: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8-29 15:47:4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8-29 16:02: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8-29 16:07: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8-29 16:11: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8-29 16:19:3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9 16:33: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8-29 16:35:3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8-29 16:41: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08-29 16:50: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08-29 17:3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08-30 13:3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08-30 14:15:4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8-30 14:49: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8-30 14:52: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08-30 16:0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08-30 17:03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08-30 17:15:0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08-30 17:20: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09-12 12:45: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09-12 13:01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12 13:06: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12 13:20:0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12 14:23: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12 15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2 15:30: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2 15:34: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2 16:07:2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6:13: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6:22:3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6:36:3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6:40:0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6:47: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7:3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2 18:33: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8:54: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9:08:4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2 19:10: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3 13:30: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3 15:08: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3 16:00: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3 16:38:5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3 17:18: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3 17:26:3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3 17:36: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3 17:43:5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15-09-14 20:00: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4 20:08: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4 21:02: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9 12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9 13:52:5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9 14:30: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9 15:00: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9 15:03: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15-09-19 15:08: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09-19 15:09: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19 15:12:0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19 15:19: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19 15:27: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19 15:38:5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9 16:06: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9 16:16:4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9 16:24: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9 17:3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9 17:35:2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9 18:00:4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19 18:16: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0 13:30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0 14:52:2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0 16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0 16:12:2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0 16:33: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0 17:02: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09-20 17:04:5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09-20 17:15: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0 17:23:0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0 17:40: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2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3:09: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3:29: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3:51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4:01:5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4:19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5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15-09-26 15:01:0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6 15:08: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5-09-26 15:10: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5-09-26 15:12: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5-09-26 15:17: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5-09-26 15:31:3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5-09-26 15:32:5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9-26 15:32: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5:48: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6:04: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6:10:3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6:12:5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6:13: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6:17:5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6 16:20: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6 16:21:3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6 16:25: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6 16:36: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6 16:38:3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9-26 16:39:3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9-26 16:40: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9-26 16:44: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9-26 16:46:4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9-26 16:47:4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5-09-26 16:48: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6:48:4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7:3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8:11:3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8:44:5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9:03: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6 19:11: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7 16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7 17:26: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8 20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8 20:40: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8 21:08:3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8 21:09:5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09-28 21:29: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09-28 21:38: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10-03 12:45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10-03 14:09: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10-03 14:30: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15-10-03 15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10-03 15:09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10-03 15:17: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10-03 15:21:4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15-10-03 15:27: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5:27:5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5:41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5:44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5:45: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6:02:2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6:06: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6:07:5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6:09: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03 16:10: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03 16:16: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03 16:17: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03 16:19:4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03 16:23: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7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7:39: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03 18:13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8:46: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3 18:59: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3:3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4:10: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4:15: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6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6:05: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6:06:2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6:15: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6:19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6:26: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6:30: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04 17:20: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2:45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06: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10: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17: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20:2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21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21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21: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24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28: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15-10-17 15:33: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17 15:36:0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17 15:47:0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17 16:08: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6:09: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6:16: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6:24:3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6:43: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6:45: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6:49: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6:49:4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7:30: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8:47: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8:52: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7 18:59: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0-18 16:00: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18 16:13: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8 16:19: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5-10-18 16:25: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8 16:32: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8 16:33: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8 17:19: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8 17:21: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8 17:40: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9 20:00: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19 20:03: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5:00: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5:16: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5:42: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00:5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11: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13: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16:4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22: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23:3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34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6:41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7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8:05:3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8:07: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4 18:13: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3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3:47: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4:22: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4:43: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5:0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0-25 15:05: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0-25 15:13: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0-25 15:21: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5:34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6:18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6:25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7:1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8:46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25 18:55: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3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3:48: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4:32: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5:16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5:24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6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6:29: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6:38:0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02: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04: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11: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18:4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22: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23:3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28: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31:2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38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38: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0-31 17:43: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4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4:48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5:00: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5:18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5:37: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5:42: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5:47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5:50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6:03: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7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7:30: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1 17:35: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2 20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2 20:02: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2 20:45: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2 21:36: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2 21:50: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3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4:11: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1-07 16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6:29: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6:42: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7:06: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7:08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7:19:5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7:23: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7:24: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7 17:29: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7 17:48: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7 18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07 19:39:0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8 14:3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8 17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8 17:20: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8 17:31: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8 17:41:2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8 18:31: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08 18:39: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3:45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3:55:4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5:26: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5:29:5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00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09: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09:4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16: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25:3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27:0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27: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27:3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34:4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38:1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39: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41:3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6:45:5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7:13: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7:16:5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1-21 17:18:5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1 17:38: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1 18:3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1 18:36:5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1 18:52:2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1 19:01:4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1 19:13:0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1 20:06: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2 17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2 17:22:2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2 17:32:5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2 18:05:3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2 18:39:0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2 18:42:1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3 20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3 21:35:2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08: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09: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1-28 16:13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16: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16:3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19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24: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35: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40: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6:40: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02: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06: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23: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26: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34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37: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39: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39: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41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43: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48: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49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7:52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8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8:53: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8 19:15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3:00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5:05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5:21: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6:09: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7:1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7:44: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7:57: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1-29 18:32:4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3:45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3:51:0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3:59: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04:4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14: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21: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29:5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32:5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38:0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43:3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6:44:5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7:18:4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7:23:0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7:29: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7:47:3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7:49:0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18:3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5 20:06:2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6 17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6 18:24: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6 18:48:3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7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7 21:30:3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07 21:35:4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3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3:59:4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4:47:4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6:0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6:03:3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6:25: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6:37:3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7:44: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7:46: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8:30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8:31: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2 18:53: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2 19:40: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4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4:37: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5:07: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7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7:20:5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7:29: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7:38: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8:27: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8:29: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3 18:49: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13 18:50:3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14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14 20:33:0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14 21:03:4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14 21:33:0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19 16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9 16:04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9 16:12:1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9 16:26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9 16:31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9 16:37:4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19 16:39:3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19 16:42: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19 16:45:5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19 17:04: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19 17:06: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07:0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09:2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21: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21:3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25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31:3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33:4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19 17:41:3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43:5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7:45:3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8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19 19:07:0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19 19:46: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0 14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0 14:32:0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0 14:44:5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0 16:12: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0 17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1 20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1 20:32:4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1 20:45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1 21:37:2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6 13:45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6 14:03:4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6 14:10:0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6 16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6 16:08: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11:5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16: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21: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25:5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31:5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41: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41:3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6:46:5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7:09: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7:10:4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7:14:0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7:18:4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7:19:3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7:19:5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7:35: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18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26 19:45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26 20:03: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5-12-26 20:17:4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20:54: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21:08: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6 21:31:3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8 16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8 16:15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8 16:16:4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8 16:21:3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5-12-28 16:23:3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6:40:4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6:44:2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7:20: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7:27:0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7:34:4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7:36:2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7:41:2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7:43:5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7:47: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8:30: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8 18:42:3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5-12-28 18:56:4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9:47: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19:54: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8 20:04:3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29 19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30 19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5-12-30 20:45:2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2 13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2 13:54:1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2 14:59:1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2 16:00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6:29:0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02:3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14:5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18:0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25:4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27:1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28:0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30: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32:3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35:2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47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7:47: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8:30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19:39:5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20:06:5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2 20:09:3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3 14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03 14:58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3 15:46:2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3 15:52:1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3 17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3 17:21: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03 17:45:1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2 19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2 19:53:5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2 20:01:4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2 20:22: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2 20:26: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2 20:58:3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2 21:07: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2 21:07: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2 21:15:0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2 21:2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2 21:24:5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2 21:30:4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19:45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19:47:5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01:0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04:3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05:3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09:0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13:2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17:4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18:5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24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24: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48: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51: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0:54: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03: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06:0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11: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13:3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14:5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17:2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27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27:5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37:4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3 21:46: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3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4:24:5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4:26:2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5:00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5:08: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5:20:3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6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6:04:4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6:05: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16-01-16 16:09:0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6:14:3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6:21:3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6:34:0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6:40: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04:4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05: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09:5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11: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19:0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20:4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23:2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26: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31: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38:4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45:4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7:53:3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8:3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18:57:5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6 20:00: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7 15:05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7 16:37: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7 17:1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8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18 20:26:3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3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4:02:5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4:13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4:25:3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23 14:53: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23 14:54:5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16-01-23 15:02:4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5:14: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5:32:0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5:34:2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6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6:12: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6:29: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6:41:5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6:45:3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00:4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12: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17:3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20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25:3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38:2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41:4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41:5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7:49:0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8:3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8:30:5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8:38:4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19:40:2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3 20:05:0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16-01-24 14:3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1-24 14:46: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1-24 14:55:3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1-24 15:03:4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1-24 17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1-24 17:22: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19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19:46:3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00:4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13:1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14: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22:3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26:3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33:0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57: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0:59:5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1:07: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1:11:4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1:13:0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1:24:3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1:24:4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1:29:3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2 21:52:3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3 19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3 20:07: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3 21:27:3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3 21:33:4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3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3:47:2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4:50:3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5:02:0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5:29:4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6:0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6:10: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6:12:5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6:27: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6:31:3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6:41: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06 16:44: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7:01:5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7:05: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7:17: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7:18:4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7:27:4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7:39:5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7:46:4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8:30: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6 18:38:4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7 14:30: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7 14:52:0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7 14:53:3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7 17:00: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7 18:15:1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07 18:45:5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3:45: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3:47:2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2-13 14:23:2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5:24: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2-13 16:00: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6:08:3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6:13:4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6:15: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6:44:5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7:08:4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7:09:5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7:11: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7:13:0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7:20:3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7:24: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7:29: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7:32: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7:39: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8:30: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8:34:0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13 18:38: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8:46: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19:44:4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20:09: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3 20:15:3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3:00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3:44: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4:26:4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4:51: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5:05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5:20: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5:29: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6:19: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6:23:3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6:26:0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6:32: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7:15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8:23:0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8:43:4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14 18:52:4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3:45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2-27 14:14: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6:00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6:41:5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7:05:4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7:10: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7:30:0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7:33:2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7:43: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7:44:5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8:30: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8:41:2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8:49:3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9:00:0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19:37:5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7 20:09:3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5:05: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5:23:2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5:33: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5:36:0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5:44:3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6:25: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6:30:2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6:30:5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2-28 16:38: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01 19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01 19:45:3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19:49:4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19:55:5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20:14:0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20:14:5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20:15: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20:20: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20:30:0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20:30:5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1 20:51:2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1 20:59:0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1 21:01:3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1 21:07:3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1 21:10:0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01 21:18:5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01 21:20: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01 21:31:0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2 19:45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19:51:4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19:59: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20:00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20:16: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20:33: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20:40: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21:12: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21:14:2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16-03-02 21:20: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2 21:37:5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3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4:23:0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4:59: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5:01: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5:15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6:12:5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6:27: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6:38:4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03:3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05: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12:0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15:2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18: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21:4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25:4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34:0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36:0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37:0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39: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41:0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46: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47:2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7:47:4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8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5 19:40:3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6 14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6 15:32:5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6 15:56: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6 16:20: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6 17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06 18:21:3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3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6:10: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6:29: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6:36: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6:38:2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7:04:4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7:06:0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7:17: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2 17:32:5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3 17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3 17:44:5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3 18:02: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4 20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4 20:24:0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9 13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9 13:51: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9 14:26: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19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6:16: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6:17:4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6:33: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6:47: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7:06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7:06: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7:18: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7:40:3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7:46: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8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19 19:38: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4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4:46:4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4:51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5:13: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20 15:50: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16-03-20 16:08:3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6:09:4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6:12: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7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7:00:4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7:15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7:15: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3-20 18:07: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2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3:10: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3:32: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3:48:0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4:00:2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00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03:5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06: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11:0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12: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14: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17:2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18:0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37:0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40:2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5:46:5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03:0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08:5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23:5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27:4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29:5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30:4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35: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42:4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44:4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47: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6:48:5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7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8:35:3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2 18:47: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3 13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3 14:07: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3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16-04-03 17:08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</table:table>
      <table:database-ranges>
        <table:database-range table:name="__Anonymous_Sheet_DB__1" table:target-range-address="Sheet1.A1:Sheet1.U9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/04/2016</text:date>, <text:time>00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00:29:49.89</dc:date>
    <dc:creator>t skinner</dc:creator>
    <meta:document-statistic meta:table-count="1" meta:cell-count="20538" meta:object-count="0"/>
    <meta:generator>OpenOffice/4.1.2$Win32 OpenOffice.org_project/412m3$Build-9782</meta:generator>
  </office:meta>
</office:document-meta>
</file>